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text-align="justify" style:justify-single-word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4" style:family="paragraph" style:parent-style-name="Standard" style:list-style-name="WWNum1" style:master-page-name="Standard">
      <style:paragraph-properties fo:text-align="justify" style:justify-single-word="false" style:page-number="auto"/>
    </style:style>
    <style:style style:name="P5" style:family="paragraph" style:parent-style-name="List_20_Paragraph">
      <style:paragraph-properties fo:text-align="justify" style:justify-single-word="false"/>
    </style:style>
    <style:style style:name="P6" style:family="paragraph" style:parent-style-name="List_20_Paragraph" style:list-style-name="WWNum1">
      <style:paragraph-properties fo:text-align="justify" style:justify-single-word="false"/>
    </style:style>
    <style:style style:name="P7" style:family="paragraph" style:parent-style-name="List_20_Paragraph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46970195701506793" text:style-name="WWNum1">
        <text:list-item>
          <text:p text:style-name="P4">Leer por pantalla un número entero n, y crear una matriz de String de dimensiones nxn como la que se muestra a continuación. Imprimir la matriz por pantalla <text:span text:style-name="T1">después de haberla rellenado completamente</text:span>.</text:p>
        </text:list-item>
      </text:list>
      <text:p text:style-name="P3"/>
      <text:p text:style-name="P3">Ejemplo para n = 4:</text:p>
      <text:p text:style-name="P3">1.0 <text:s text:c="3"/>2.0 <text:s text:c="3"/>3.0 <text:s text:c="4"/>4.0</text:p>
      <text:p text:style-name="P3">5.0 <text:s text:c="3"/>6.0 <text:s text:c="3"/>7.0 <text:s text:c="4"/>8.0</text:p>
      <text:p text:style-name="P3">9.0 <text:s text:c="3"/>10.0 <text:s/>11.0 <text:s/>12.0</text:p>
      <text:p text:style-name="P3">13.0 <text:s/>14.0 <text:s/>15.0 <text:s/>16.0</text:p>
      <text:p text:style-name="P3"/>
      <text:list xml:id="list472764323" text:continue-numbering="true" text:style-name="WWNum1">
        <text:list-item>
          <text:p text:style-name="P6">Crear una matriz de String de dimensiones 2x4 y rellenarla con nombres de compañeros o familiares. El programa a continuación debe leer por pantalla una posición de la matriz válida, leer un nuevo nombre por pantalla y sustituir el nombre que exista en esa posición. Debe repetirse la operación hasta que el usuario introduzca una posición inválida. Antes de finalizar, imprima la matriz.</text:p>
        </text:list-item>
      </text:list>
      <text:p text:style-name="P5"/>
      <text:list xml:id="list499469623" text:continue-numbering="true" text:style-name="WWNum1">
        <text:list-item>
          <text:p text:style-name="P6">Repetir el ejercicio anterior para que <text:span text:style-name="T1">durante</text:span> el último paso (imprimir la matriz), se lea por pantalla un String. En caso de ser “MAYUSCULAS”, pasar a mayúsculas el contenido de la matriz. En caso de ser “minusculas”, pasar a minúsculas el contenido de la matriz. En cualquier otro caso, no hacer nada. A continuación, imprimir la matriz.</text:p>
        </text:list-item>
      </text:list>
      <text:p text:style-name="P3"/>
      <text:list xml:id="list511364500" text:continue-numbering="true" text:style-name="WWNum1">
        <text:list-item>
          <text:p text:style-name="P1">Crear las siguientes matrices de 3x3 y crear una nueva con el resultado de sumarlas. Para sumar dos matrices, debe sumar las posiciones correspondientes y almacenar el resultado en la nueva matriz. Imprima primero M1, a continuación, M2 y luego la matriz resultante.</text:p>
        </text:list-item>
      </text:list>
      <text:p text:style-name="List_20_Paragraph"/>
      <text:p text:style-name="P3">M1= 6 8 9 <text:tab/> <text:s text:c="3"/>M2= 2 4 1</text:p>
      <text:p text:style-name="P3"><text:s text:c="8"/>4 2 0 <text:s text:c="7"/><text:tab/>8 7 7</text:p>
      <text:p text:style-name="P3"><text:s text:c="8"/>3 1 1 <text:s text:c="7"/><text:tab/>6 6 2</text:p>
      <text:p text:style-name="P3"/>
      <text:list xml:id="list712583068" text:continue-numbering="true" text:style-name="WWNum1">
        <text:list-item>
          <text:p text:style-name="P6">Repetir el ejercicio anterior para que el contenido de M1 y M2 se genere de forma aleatoria (números entre 0 y 9).</text:p>
        </text:list-item>
      </text:list>
      <text:p text:style-name="P7"/>
      <text:list xml:id="list306311419" text:continue-numbering="true" text:style-name="WWNum1">
        <text:list-item>
          <text:p text:style-name="P6">Repetir el ejercicio 4 para <text:bookmark text:name="_GoBack"/>que, además, el tamaño n de ambas matrices se genere de forma aleatoria (ambas matrices serán de tamaño nxn).</text:p>
        </text:list-item>
      </text:list>
      <text:p text:style-name="P3"/>
      <text:list xml:id="list1096704136" text:continue-numbering="true" text:style-name="WWNum1">
        <text:list-item>
          <text:p text:style-name="P6">Dadas las matrices del ejercicio 4, desarrollar un programa para multiplicarlas. Busque en internet como se multiplican dos matrice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ES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835in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22in" fo:margin-bottom="0.0555in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ose Marquez</dc:creator>
    <meta:editing-cycles>13</meta:editing-cycles>
    <meta:creation-date>2020-12-08T10:47:00</meta:creation-date>
    <dc:date>2023-01-26T17:31:13</dc:date>
    <meta:editing-duration>PT1M8S</meta:editing-duration>
    <meta:generator>OpenOffice/4.1.5$Unix OpenOffice.org_project/415m1$Build-9789</meta:generator>
    <meta:document-statistic meta:table-count="0" meta:image-count="0" meta:object-count="0" meta:page-count="1" meta:paragraph-count="15" meta:word-count="309" meta:character-count="17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